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Aplicaciones Ofimáticas (Office Applications)</text:span><text:span text:style-name="T2"><text:line-break/></text:span><text:span text:style-name="T3">Unit 04. Assessable activities 01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hors : Sergi García Barea, Gloria Muñoz González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4"><text:span text:style-name="T6">Licence</text:span></text:p>
      <text:p text:style-name="P6"/>
      <text:p text:style-name="P5"><text:span text:style-name="T7">Recognition- Non-commercial - ShareAlike</text:span><text:span text:style-name="T8">(BY-NC-SA): Commercial use of the original work or possible derivative works is not allowed, the distribution of which must be done with a licence equal to that which regulates the original work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e</text:span></text:p>
      <text:p text:style-name="P7">Throughout this topic, different symbols will be used to distinguish important elements within the content. These symbols are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tention</text:span></text:p>
      <text:p text:style-name="P10"/>
      <text:p text:style-name="P9"><text:span text:style-name="T9"><text:s/>💬</text:span> <text:span text:style-name="T10">Interesting</text:span></text:p>
      <text:p text:style-name="Standard"><text:s/></text:p>
      <text:p text:style-name="P11"><text:soft-page-break/><text:span text:style-name="T9"><text:s/>📕 </text:span><text:span text:style-name="T10">To submit</text:span></text:p>
      <text:p text:style-name="P12"><text:span text:style-name="T14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7">1. Deadline</text:span></text:a><text:span text:style-name="T17"><text:tab/>3</text:span></text:p>
          <text:p text:style-name="P14"><text:a xlink:type="simple" xlink:href="#_mddm13ai61n6" text:style-name="Index_20_Link" text:visited-style-name="Index_20_Link"><text:span text:style-name="T17">2. Exercise 01</text:span></text:a><text:span text:style-name="T17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<text:span text:style-name="T15">Unit 04. Assessable activities 01</text:span></text:p>
      <text:list xml:id="list581543753" text:style-name="WWNum3">
        <text:list-item>
          <text:p text:style-name="P33"><text:bookmark text:name="_dbh0n1vac4c8"/>Deadline</text:p>
        </text:list-item>
      </text:list>
      <text:p text:style-name="Standard"><text:span text:style-name="T10">Deadline: </text:span><text:span text:style-name="T18">Friday 21 October at 10:45.</text:span></text:p>
      <text:p text:style-name="Standard">This activity will have a particular evaluation: the skills acquired must be shown to the teaching staff. The teaching staff will assess at the moment with several possible notes:</text:p>
      <text:list xml:id="list158275090" text:style-name="WWNum4">
        <text:list-item>
          <text:p text:style-name="P25">0 points: not delivered.</text:p>
        </text:list-item>
        <text:list-item>
          <text:p text:style-name="P28"><text:soft-page-break/>3 points: insufficient capacity.</text:p>
        </text:list-item>
        <text:list-item>
          <text:p text:style-name="P28">5 points: acceptable capacity.</text:p>
        </text:list-item>
        <text:list-item>
          <text:p text:style-name="P28">7.5 points: outstanding ability.</text:p>
        </text:list-item>
        <text:list-item>
          <text:p text:style-name="P30">10 points: outstanding ability.</text:p>
        </text:list-item>
      </text:list>
      <text:p text:style-name="Standard"/>
      <text:p text:style-name="P11"><text:span text:style-name="T11"><text:s/>❕</text:span><text:span text:style-name="T12"> </text:span><text:span text:style-name="T10">Attention: </text:span>Deadline is not extendable. If you do not deliver it in a timely manner, the grade for the activity will be 0.</text:p>
      <text:list xml:id="list44053932870723" text:continue-list="list581543753" text:style-name="WWNum3">
        <text:list-item>
          <text:p text:style-name="P33"><text:bookmark text:name="_mddm13ai61n6"/>Exercise 01</text:p>
        </text:list-item>
      </text:list>
      <text:p text:style-name="P15">In order to improve our typing ability using the keyboard, it is proposed to play the following typing games to practice our skills. These are:</text:p>
      <text:list xml:id="list2904907655" text:style-name="WWNum2">
        <text:list-item>
          <text:p text:style-name="P26">ZType: <text:a xlink:type="simple" xlink:href="https://zty.pe/" text:style-name="ListLabel_20_28" text:visited-style-name="ListLabel_20_28"><text:span text:style-name="T20">https://zty.pe/</text:span></text:a></text:p>
        </text:list-item>
        <text:list-item>
          <text:p text:style-name="P29">Tommy Q - Zombie defender: <text:a xlink:type="simple" xlink:href="https://www.typing.com/es/student/game/tommyq" text:style-name="ListLabel_20_28" text:visited-style-name="ListLabel_20_28"><text:span text:style-name="T20">https://www.typing.com/es/student/game/tommyq</text:span></text:a></text:p>
        </text:list-item>
        <text:list-item>
          <text:p text:style-name="P29">Keyboard Jump: <text:a xlink:type="simple" xlink:href="https://www.typing.com/es/student/game/keyboard-jump" text:style-name="ListLabel_20_28" text:visited-style-name="ListLabel_20_28"><text:span text:style-name="T20">https://www.typing.com/es/student/game/keyboard-jump</text:span></text:a></text:p>
        </text:list-item>
        <text:list-item>
          <text:p text:style-name="P29">Keyboard Ninja: <text:a xlink:type="simple" xlink:href="https://www.typing.com/es/student/game/keyboard-ninja" text:style-name="ListLabel_20_28" text:visited-style-name="ListLabel_20_28"><text:span text:style-name="T20">https://www.typing.com/es/student/game/keyboard-ninja</text:span></text:a></text:p>
        </text:list-item>
        <text:list-item>
          <text:p text:style-name="P31">Type Toss: <text:a xlink:type="simple" xlink:href="https://www.typing.com/es/student/game/type-toss" text:style-name="ListLabel_20_28" text:visited-style-name="ListLabel_20_28"><text:span text:style-name="T20">https://www.typing.com/es/student/game/type-toss</text:span></text:a></text:p>
        </text:list-item>
      </text:list>
      <text:p text:style-name="Standard"/>
      <text:p text:style-name="Standard">After several practice sessions, students will individually teach teachers their ability to:</text:p>
      <text:list xml:id="list4087132016" text:style-name="WWNum1">
        <text:list-item>
          <text:p text:style-name="P27">The ZType game (skills must be demonstrated. Mandatory).</text:p>
        </text:list-item>
        <text:list-item>
          <text:p text:style-name="P32">A game of those previously proposed, chosen by the teachers.</text:p>
        </text:list-item>
      </text:list>
      <text:p text:style-name="P11"><text:span text:style-name="T9"><text:s/>📕 </text:span><text:span text:style-name="T10">To submit: </text:span>simply notify the teacher and show the skills liv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4. Assessable activities 01</text:span></text:p>
      </style:header>
      <style:footer>
        <text:p text:style-name="MP4"><text:span text:style-name="MT1">Aplicaciones Ofimáticas (Office Applications)<text:tab/><text:tab/>Unit 04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9" meta:word-count="295" meta:character-count="2020" meta:non-whitespace-character-count="1767"/>
    <meta:generator>LibreOfficeDev/6.0.5.2$Linux_X86_64 LibreOffice_project/</meta:generator>
  </office:meta>
</office:document-meta>
</file>